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d9d9e3"/>
    </style:style>
    <style:style style:name="P8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P9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d9d9e3"/>
    </style:style>
    <style:style style:name="P10" style:family="paragraph" style:parent-style-name="Text_20_body" style:list-style-name="L4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o Componente de Detalhes de Post em React</text:span></text:span></text:p>
      <text:p text:style-name="P2"><text:span text:style-name="Strong_20_Emphasis"><text:span text:style-name="T1">Introdução:</text:span></text:span> O código fornecido é um componente React chamado "PostDetail" que é responsável por renderizar detalhes de um post em um site. Este componente exibe informações como a imagem do post, título, criador, tags e fornece um link para ler o post completo.</text:p>
      <text:p text:style-name="P2"><text:span text:style-name="Strong_20_Emphasis"><text:span text:style-name="T1">Métodos:</text:span></text:span> O componente <text:span text:style-name="Source_20_Text"><text:span text:style-name="T1">PostDetail</text:span></text:span> recebe um objeto <text:span text:style-name="Source_20_Text"><text:span text:style-name="T1">post</text:span></text:span> como uma propriedade (ou "prop") e renderiza as informações do post. Ele faz uso do componente <text:span text:style-name="Source_20_Text"><text:span text:style-name="T1">Link</text:span></text:span> da biblioteca <text:span text:style-name="Source_20_Text"><text:span text:style-name="T1">react-router-dom</text:span></text:span> para criar um link para a página de detalhes do post completo. Não há métodos ou funções definidos neste componente.</text:p>
      <text:p text:style-name="P2"><text:span text:style-name="Strong_20_Emphasis"><text:span text:style-name="T1">Resultados:</text:span></text:span> Os resultados deste código são a renderização dos detalhes de um post na interface do site. Os elementos renderizados incluem:</text:p>
      <text:list text:style-name="L1">
        <text:list-item>
          <text:p text:style-name="P3">Uma imagem do post (<text:span text:style-name="Source_20_Text"><text:span text:style-name="T1">&lt;img&gt;</text:span></text:span>) com um atributo <text:span text:style-name="Source_20_Text"><text:span text:style-name="T1">alt</text:span></text:span> para acessibilidade.</text:p>
        </text:list-item>
        <text:list-item>
          <text:p text:style-name="P3">O título do post (<text:span text:style-name="Source_20_Text"><text:span text:style-name="T1">&lt;h2&gt;</text:span></text:span>).</text:p>
        </text:list-item>
        <text:list-item>
          <text:p text:style-name="P3">O nome do criador do post com a classe <text:span text:style-name="Source_20_Text"><text:span text:style-name="T1">styles.createdby</text:span></text:span>.</text:p>
        </text:list-item>
        <text:list-item>
          <text:p text:style-name="P3">Uma lista de tags associadas ao post, onde cada tag é renderizada em um elemento <text:span text:style-name="Source_20_Text"><text:span text:style-name="T1">&lt;p&gt;</text:span></text:span> e precedida por uma hashtag (<text:span text:style-name="Source_20_Text"><text:span text:style-name="T1">#</text:span></text:span>).</text:p>
        </text:list-item>
        <text:list-item>
          <text:p text:style-name="P4">Um link "Ler" que direciona o usuário para a página de detalhes do post completo usando o componente <text:span text:style-name="Source_20_Text"><text:span text:style-name="T1">Link</text:span></text:span>.</text:p>
        </text:list-item>
      </text:list>
      <text:p text:style-name="P2"><text:span text:style-name="Strong_20_Emphasis"><text:span text:style-name="T1">Conclusão:</text:span></text:span> Este código cria um componente React que é usado para renderizar detalhes de um post em uma página web. É uma parte essencial de um blog ou site que exibe postagens. O componente é responsável por exibir informações importantes sobre o post, incluindo seu título, imagem, criador e tags, bem como fornecer um meio para acessar o conteúdo completo do post.</text:p>
      <text:p text:style-name="P2"><text:span text:style-name="Strong_20_Emphasis"><text:span text:style-name="T1">Análise:</text:span></text:span></text:p>
      <text:list text:style-name="L2">
        <text:list-item>
          <text:p text:style-name="P5">O código utiliza o componente <text:span text:style-name="Source_20_Text"><text:span text:style-name="T1">Link</text:span></text:span> para criar uma navegação para a página de detalhes do post, permitindo que os usuários cliquem no link "Ler" para acessar o conteúdo completo.</text:p>
        </text:list-item>
        <text:list-item>
          <text:p text:style-name="P5">As informações do post, como título, imagem, criador e tags, são renderizadas de acordo com os dados passados como propriedades para o componente <text:span text:style-name="Source_20_Text"><text:span text:style-name="T1">PostDetail</text:span></text:span>.</text:p>
        </text:list-item>
        <text:list-item>
          <text:p text:style-name="P5">As tags são mapeadas e renderizadas em elementos <text:span text:style-name="Source_20_Text"><text:span text:style-name="T1">&lt;p&gt;</text:span></text:span>, onde cada tag é precedida por uma hashtag para identificação visual.</text:p>
        </text:list-item>
        <text:list-item>
          <text:p text:style-name="P6">Classes CSS definidas em "PostDetail.module.css" são usadas para estilizar os elementos da interface do componente.</text:p>
        </text:list-item>
      </text:list>
      <text:p text:style-name="P2">Esta análise fornece uma visão geral do código do componente de detalhes de post em React e sua importância na representação visual das postagens em um site.</text:p>
      <text:p text:style-name="P1"/>
      <text:p text:style-name="P1"/>
      <text:p text:style-name="P1"/>
      <text:p text:style-name="P1"/>
      <text:p text:style-name="P1"/>
      <text:p text:style-name="P2"><text:soft-page-break/><text:span text:style-name="Strong_20_Emphasis"><text:span text:style-name="T1">Relatório para as Regras de Estilo CSS do Componente de Detalhes de Post</text:span></text:span></text:p>
      <text:p text:style-name="P2"><text:span text:style-name="Strong_20_Emphasis"><text:span text:style-name="T1">Introdução:</text:span></text:span> O código fornecido contém regras de estilo CSS que são aplicadas ao componente de detalhes de post em um site. Estas regras definem a aparência e o layout dos elementos dentro do componente, como a imagem do post, o título, as tags e o nome do criador.</text:p>
      <text:p text:style-name="P2"><text:span text:style-name="Strong_20_Emphasis"><text:span text:style-name="T1">Métodos:</text:span></text:span> Este código não contém funções ou métodos, pois é um arquivo de estilos CSS que fornece instruções visuais para elementos HTML com classes específicas.</text:p>
      <text:p text:style-name="P2"><text:span text:style-name="Strong_20_Emphasis"><text:span text:style-name="T1">Resultados:</text:span></text:span> As regras de estilo definidas neste código resultam na aparência visual dos detalhes de um post. Os resultados incluem:</text:p>
      <text:list text:style-name="L3">
        <text:list-item>
          <text:p text:style-name="P7">Definição de margem na parte inferior do componente de detalhes de post (<text:span text:style-name="Source_20_Text"><text:span text:style-name="T1">.post_detail</text:span></text:span>) para criar espaçamento entre postagens adjacentes.</text:p>
        </text:list-item>
        <text:list-item>
          <text:p text:style-name="P7">Limitação da largura máxima da imagem do post (<text:span text:style-name="Source_20_Text"><text:span text:style-name="T1">post_detail img</text:span></text:span>) para 600 pixels, garantindo que a imagem não exceda um tamanho específico.</text:p>
        </text:list-item>
        <text:list-item>
          <text:p text:style-name="P7">Margem inferior para o título do post (<text:span text:style-name="Source_20_Text"><text:span text:style-name="T1">post_detail h2</text:span></text:span>) para criar espaçamento entre o título e outros elementos.</text:p>
        </text:list-item>
        <text:list-item>
          <text:p text:style-name="P7">Exibição das tags em uma linha horizontal (<text:span text:style-name="Source_20_Text"><text:span text:style-name="T1">display: flex</text:span></text:span>) com margem na parte inferior (<text:span text:style-name="Source_20_Text"><text:span text:style-name="T1">.post_detail .tags</text:span></text:span>) e espaçamento entre as tags (<text:span text:style-name="Source_20_Text"><text:span text:style-name="T1">tags p</text:span></text:span>) usando margem direita.</text:p>
        </text:list-item>
        <text:list-item>
          <text:p text:style-name="P7">Estilização da hashtag (<text:span text:style-name="Source_20_Text"><text:span text:style-name="T1">&lt;span&gt;#&lt;/span&gt;</text:span></text:span>) dentro das tags, tornando o texto em negrito.</text:p>
        </text:list-item>
        <text:list-item>
          <text:p text:style-name="P8">Estilização do nome do criador do post com estilo itálico, cor de texto cinza (#444), tamanho de fonte menor e margem inferior.</text:p>
        </text:list-item>
      </text:list>
      <text:p text:style-name="P2"><text:span text:style-name="Strong_20_Emphasis"><text:span text:style-name="T1">Conclusão:</text:span></text:span> Este conjunto de regras de estilo CSS é fundamental para a aparência dos detalhes de um post em um site. Ele define o espaçamento, a largura máxima da imagem, a estilização do título, das tags e do nome do criador. A estilização contribui para uma apresentação atraente e organizada das informações do post.</text:p>
      <text:p text:style-name="P2"><text:span text:style-name="Strong_20_Emphasis"><text:span text:style-name="T1">Análise:</text:span></text:span></text:p>
      <text:list text:style-name="L4">
        <text:list-item>
          <text:p text:style-name="P9">Margens são usadas para criar espaçamento vertical entre os elementos e melhorar a legibilidade.</text:p>
        </text:list-item>
        <text:list-item>
          <text:p text:style-name="P9">O uso de <text:span text:style-name="Source_20_Text"><text:span text:style-name="T1">max-width</text:span></text:span> na imagem do post ajuda a garantir que ela não se torne muito grande, mantendo o design responsivo.</text:p>
        </text:list-item>
        <text:list-item>
          <text:p text:style-name="P9">As tags são exibidas em uma linha horizontal com margem entre elas para evitar a sobreposição.</text:p>
        </text:list-item>
        <text:list-item>
          <text:p text:style-name="P9">A hashtag é estilizada em negrito para chamar a atenção para as tags.</text:p>
        </text:list-item>
        <text:list-item>
          <text:p text:style-name="P10">O nome do criador do post é estilizado com estilo itálico e cores específicas para distingui-lo do restante do conteúdo.</text:p>
        </text:list-item>
      </text:list>
      <text:p text:style-name="P2">Essa análise fornece uma visão detalhada das regras de estilo CSS que afetam a apresentação dos detalhes de um post em um sit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05:13.403000000</meta:creation-date>
    <dc:date>2023-11-06T06:06:04.839000000</dc:date>
    <meta:editing-duration>PT51S</meta:editing-duration>
    <meta:editing-cycles>1</meta:editing-cycles>
    <meta:document-statistic meta:table-count="0" meta:image-count="0" meta:object-count="0" meta:page-count="2" meta:paragraph-count="34" meta:word-count="776" meta:character-count="4592" meta:non-whitespace-character-count="3870"/>
    <meta:generator>LibreOffice/7.5.2.2$Windows_X86_64 LibreOffice_project/53bb9681a964705cf672590721dbc85eb4d0c3a2</meta:generator>
  </office:meta>
</office:document-meta>
</file>